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15.926cm" fo:margin-left="-0.206cm" fo:margin-top="0cm" fo:margin-bottom="0cm" table:align="left" style:writing-mode="lr-tb"/>
    </style:style>
    <style:style style:name="Table1.A" style:family="table-column">
      <style:table-column-properties style:column-width="7.962cm"/>
    </style:style>
    <style:style style:name="Table1.B" style:family="table-column">
      <style:table-column-properties style:column-width="7.964cm"/>
    </style:style>
    <style:style style:name="Table1.1" style:family="table-row">
      <style:table-row-properties fo:keep-together="auto"/>
    </style:style>
    <style:style style:name="Table1.A1" style:family="table-cell">
      <style:table-cell-properties fo:padding="0.176cm" fo:border="1pt solid #000001" style:writing-mode="lr-tb"/>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style>
    <style:style style:name="P3" style:family="paragraph" style:parent-style-name="Subtitle">
      <style:paragraph-properties fo:margin-top="0cm" fo:margin-bottom="0.564cm" loext:contextual-spacing="false"/>
      <style:text-properties fo:color="#0000ff"/>
    </style:style>
    <style:style style:name="P4" style:family="paragraph" style:parent-style-name="Subtitle">
      <style:paragraph-properties fo:margin-top="0cm" fo:margin-bottom="0.564cm" loext:contextual-spacing="false"/>
      <style:text-properties fo:color="#ff00ff"/>
    </style:style>
    <style:style style:name="P5" style:family="paragraph" style:parent-style-name="Standard">
      <style:paragraph-properties fo:margin-top="0cm" fo:margin-bottom="0cm" loext:contextual-spacing="false"/>
    </style:style>
    <style:style style:name="P6" style:family="paragraph" style:parent-style-name="Standard">
      <style:paragraph-properties fo:margin-top="0cm" fo:margin-bottom="0cm" loext:contextual-spacing="false"/>
      <style:text-properties officeooo:paragraph-rsid="001a593e"/>
    </style:style>
    <style:style style:name="P7" style:family="paragraph" style:parent-style-name="Standard" style:list-style-name="WWNum2">
      <style:paragraph-properties fo:margin-left="1.27cm" fo:margin-right="0cm" fo:margin-top="0cm" fo:margin-bottom="0cm" loext:contextual-spacing="true" fo:text-indent="-0.635cm" style:auto-text-indent="false"/>
    </style:style>
    <style:style style:name="P8" style:family="paragraph" style:parent-style-name="Standard" style:list-style-name="WWNum1">
      <style:paragraph-properties fo:margin-left="1.27cm" fo:margin-right="0cm" fo:margin-top="0cm" fo:margin-bottom="0cm" loext:contextual-spacing="true" fo:text-indent="-0.635cm" style:auto-text-indent="false"/>
    </style:style>
    <style:style style:name="P9" style:family="paragraph" style:parent-style-name="Standard" style:list-style-name="WWNum1">
      <style:paragraph-properties fo:margin-left="1.27cm" fo:margin-right="0cm" fo:margin-top="0cm" fo:margin-bottom="0cm" loext:contextual-spacing="true" fo:text-indent="-0.635cm" style:auto-text-indent="false"/>
      <style:text-properties officeooo:rsid="0016c122" officeooo:paragraph-rsid="0016c122"/>
    </style:style>
    <style:style style:name="P10" style:family="paragraph" style:parent-style-name="Standard">
      <style:paragraph-properties fo:margin-left="0.635cm" fo:margin-right="0cm" fo:margin-top="0cm" fo:margin-bottom="0cm" loext:contextual-spacing="true" fo:text-indent="0cm" style:auto-text-indent="false"/>
    </style:style>
    <style:style style:name="P11" style:family="paragraph" style:parent-style-name="Heading_20_1" style:master-page-name="Standard">
      <style:paragraph-properties fo:margin-top="0.706cm" fo:margin-bottom="0.212cm" loext:contextual-spacing="false" style:page-number="1"/>
    </style:style>
    <style:style style:name="P12" style:family="paragraph">
      <loext:graphic-properties draw:fill="solid" draw:fill-color="#a0a0a0"/>
      <style:paragraph-properties fo:text-align="center"/>
    </style:style>
    <style:style style:name="T1" style:family="text">
      <style:text-properties fo:color="#990000"/>
    </style:style>
    <style:style style:name="T2" style:family="text">
      <style:text-properties officeooo:rsid="0016c122"/>
    </style:style>
    <style:style style:name="T3" style:family="text">
      <style:text-properties officeooo:rsid="00188515"/>
    </style:style>
    <style:style style:name="T4" style:family="text">
      <style:text-properties officeooo:rsid="001a593e"/>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xydxifwr652i"/><text:span text:style-name="T1">Ejercicio 03 - Desempeño y malas métricas.</text:span><text:span text:style-name="T1"><draw:rect text:anchor-type="as-char" svg:y="0cm" draw:z-index="0" draw:style-name="gr1" draw:text-style-name="P12" svg:width="0.003cm" svg:height="0.054cm"><text:p/></draw:rect></text:span></text:p>
      <text:p text:style-name="P3"><text:bookmark text:name="_ksie0ds2c6cc"/>De manera individual, lee y contesta: <text:line-break/>(Puedes basarte en las notas anexas a esta tarea)</text:p>
      <text:list xml:id="list2451344752551426843" text:style-name="WWNum2">
        <text:list-item>
          <text:p text:style-name="P7">Una computadora puede calcular una solución a un problema NP-completo en 6 semanas y otra puede calcularla en 8 semanas. Hallar el rendimiento promedio que se tendría que tardar en encontrar la misma solución cualquier computadora, tomando como base el desempeño de estas dos.</text:p>
        </text:list-item>
      </text:list>
      <text:p text:style-name="P10"/>
      <text:p text:style-name="P10"><text:tab/><text:span text:style-name="T3">Media aritmética (½)(8+6) = 7 </text:span></text:p>
      <text:p text:style-name="P1"/>
      <text:list xml:id="list220540823882759" text:continue-numbering="true" text:style-name="WWNum2">
        <text:list-item>
          <text:p text:style-name="P7">¿Por qué usas la media que escogiste sobre cualquier otra?</text:p>
          <text:p text:style-name="P7"/>
        </text:list-item>
      </text:list>
      <text:p text:style-name="P1"><text:s/><text:tab/><text:span text:style-name="T3">Porque el problema pide un promedio, que es justamente lo que calcula esta media.</text:span></text:p>
      <text:p text:style-name="P1"/>
      <text:list xml:id="list220540977140601" text:continue-numbering="true" text:style-name="WWNum2">
        <text:list-item>
          <text:p text:style-name="P7">La empresa “MEMES Chidos - S.A. de C.V.” desea ver el rendimiento promedio anual de su dispositivo de cómputo con base en las cifras dadas en la tabla. Si la tasa de decrecimiento promedio es menor que el promedio industrial, se comprará un nuevo equipo de cómputo. (El promedio industrial es de 0.99)</text:p>
        </text:list-item>
      </text:list>
      <text:p text:style-name="P1"><text:tab/>¿Se comprará “MEMES Chidos - S.A. de C.V.” una nueva computadora?</text:p>
      <text:p text:style-name="P1"><text:s/><text:tab/></text:p>
      <text:p text:style-name="P6"><text:tab/><text:span text:style-name="T4">((10.04-9.64)(9.3-10.04)(8.46-9.3)(9.46-8.46))^(1/5) = 0.757031933</text:span></text:p>
      <text:p text:style-name="P6"><text:tab/>“<text:span text:style-name="T4">MEMES Chidos – S.A. de C.V” no comprará una nueva computadora. </text:span></text:p>
      <text:p text:style-name="P1"/>
      <text:list xml:id="list220539868228297" text:continue-numbering="true" text:style-name="WWNum2">
        <text:list-item>
          <text:p text:style-name="P7">¿Por qué usas la media que escogiste sobre cualquier otra?</text:p>
        </text:list-item>
      </text:list>
      <text:p text:style-name="P1"><text:tab/></text:p>
      <text:p text:style-name="P1"><text:tab/><text:span text:style-name="T3">Porque justamente nos piden una tasa de cambio, calculada por la media <text:tab/>geométrica.</text:span></text:p>
      <text:p text:style-name="P1"/>
      <table:table table:name="Table1" table:style-name="Table1">
        <table:table-column table:style-name="Table1.A"/>
        <table:table-column table:style-name="Table1.B"/>
        <table:table-row table:style-name="Table1.1">
          <table:table-cell table:style-name="Table1.A1" office:value-type="string">
            <text:p text:style-name="P2">Fecha</text:p>
          </table:table-cell>
          <table:table-cell table:style-name="Table1.A1" office:value-type="string">
            <text:p text:style-name="P2">Rendimiento</text:p>
          </table:table-cell>
        </table:table-row>
        <table:table-row table:style-name="Table1.1">
          <table:table-cell table:style-name="Table1.A1" office:value-type="string">
            <text:p text:style-name="P2">Enero-Marzo</text:p>
          </table:table-cell>
          <table:table-cell table:style-name="Table1.A1" office:value-type="string">
            <text:p text:style-name="P2">10.04</text:p>
          </table:table-cell>
        </table:table-row>
        <table:table-row table:style-name="Table1.1">
          <table:table-cell table:style-name="Table1.A1" office:value-type="string">
            <text:p text:style-name="P2">Abril-Junio</text:p>
          </table:table-cell>
          <table:table-cell table:style-name="Table1.A1" office:value-type="string">
            <text:p text:style-name="P2">9.3</text:p>
          </table:table-cell>
        </table:table-row>
        <table:table-row table:style-name="Table1.1">
          <table:table-cell table:style-name="Table1.A1" office:value-type="string">
            <text:p text:style-name="P2">Julio-Septiembre</text:p>
          </table:table-cell>
          <table:table-cell table:style-name="Table1.A1" office:value-type="string">
            <text:p text:style-name="P2">8.46</text:p>
          </table:table-cell>
        </table:table-row>
        <table:table-row table:style-name="Table1.1">
          <table:table-cell table:style-name="Table1.A1" office:value-type="string">
            <text:p text:style-name="P2">Octubre-Diciembre</text:p>
          </table:table-cell>
          <table:table-cell table:style-name="Table1.A1" office:value-type="string">
            <text:p text:style-name="P2">9.64</text:p>
          </table:table-cell>
        </table:table-row>
        <table:table-row table:style-name="Table1.1">
          <table:table-cell table:style-name="Table1.A1" office:value-type="string">
            <text:p text:style-name="P2">Enero-Marzo</text:p>
          </table:table-cell>
          <table:table-cell table:style-name="Table1.A1" office:value-type="string">
            <text:p text:style-name="P2">10,04</text:p>
          </table:table-cell>
        </table:table-row>
      </table:table>
      <text:p text:style-name="P1"/>
      <text:p text:style-name="P1">Hay que calcular los incrementos unitarios mensuales= (cuatrimestre)/(cuatrimestre anterior) y a partir de esos datos hacer la media.</text:p>
      <text:p text:style-name="P1"/>
      <text:p text:style-name="P1"/>
      <text:p text:style-name="P4"><text:bookmark text:name="_j9epuifj4bx4"/><text:soft-page-break/>En equipos de 2 personas:</text:p>
      <text:list xml:id="list612139340184638901" text:style-name="WWNum1">
        <text:list-item>
          <text:p text:style-name="P8">Descarga prueba_ejemplo.c</text:p>
        </text:list-item>
        <text:list-item>
          <text:p text:style-name="P8">Compilar y ejecutar el binario. El programa deberá arrojar el tiempo que se llevó en correr el programa en segundos.</text:p>
          <text:p text:style-name="P9">54 segundos, computadora A. 46 segundos, computadora B</text:p>
        </text:list-item>
        <text:list-item>
          <text:p text:style-name="P8">Buscar a cuantos GHz corre tu equipo en promedio.</text:p>
          <text:p text:style-name="P9">1.6 GHz, en promedio. 3.5 GHz, en promedio. </text:p>
        </text:list-item>
        <text:list-item>
          <text:p text:style-name="P8">Sólo con la información que posees, deducir el número de ciclos realizados por el programa. </text:p>
          <text:p text:style-name="P9">84 ciclos, 161 ciclos computadora B.</text:p>
        </text:list-item>
        <text:list-item>
          <text:p text:style-name="P8">Encontrar el desempeño relativo entre los equipos A y B. </text:p>
          <text:p text:style-name="P9">La computadora A es 0.5 veces más lenta que la computadora B</text:p>
        </text:list-item>
        <text:list-item>
          <text:p text:style-name="P8">¿Es esta un buena forma de medir el desempeño? Justifica tu respuesta.</text:p>
        </text:list-item>
      </text:list>
      <text:p text:style-name="P1"><text:tab/><text:span text:style-name="T2">No porque también necesitamos checar otros procesos que están corriendo las <text:tab/>computador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style:style>
    <style:page-layout style:name="Mpm1">
      <style:page-layout-properties fo:page-width="21.001cm" fo:page-height="29.7cm" style:num-format="1" style:print-orientation="portrait" fo:margin-top="0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0$Linux_X86_64 LibreOffice_project/10$Build-2</meta:generator>
    <dc:date>2017-02-14T22:05:39.694833581</dc:date>
    <meta:editing-duration>PT3H2M21S</meta:editing-duration>
    <meta:editing-cycles>2</meta:editing-cycles>
    <meta:document-statistic meta:table-count="1" meta:image-count="0" meta:object-count="0" meta:page-count="2" meta:paragraph-count="39" meta:word-count="356" meta:character-count="2197" meta:non-whitespace-character-count="1870"/>
  </office:meta>
</office:document-meta>
</file>